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?"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CSILVDSE" draw:style-name="BlackFill" draw:text-style-name="P2" draw:layer="layout" svg:width="1.2cm" svg:height="1.15cm" svg:x="1cm" svg:y="1cm">
          <text:p text:style-name="P1">SCSI LVD SE</text:p>
          <draw:enhanced-geometry svg:viewBox="0 0 1000 958" draw:text-areas="0 959 1000 1048" draw:type="NonPrimitive" draw:enhanced-path="M 833 358 L 475 0 0 474 475 958 833 599 F N M 475 474 L 1000 474 F N M 475 266 L 266 474 475 683 F N"/>
        </draw:custom-shape>
        <draw:custom-shape draw:name="SCSILVD" draw:style-name="BlackFill" draw:text-style-name="P2" draw:layer="layout" svg:width="1.2cm" svg:height="1.15cm" svg:x="1cm" svg:y="3cm">
          <text:p text:style-name="P1">SCSI LVD</text:p>
          <draw:enhanced-geometry svg:viewBox="0 0 1000 958" draw:text-areas="0 959 1000 1048" draw:type="NonPrimitive" draw:enhanced-path="M 833 358 L 475 0 0 474 475 958 833 599 F N M 475 266 L 266 474 475 683 F N"/>
        </draw:custom-shape>
        <draw:custom-shape draw:name="SCSISE" draw:style-name="BlackFill" draw:text-style-name="P2" draw:layer="layout" svg:width="1.2cm" svg:height="1.15cm" svg:x="1cm" svg:y="5cm">
          <text:p text:style-name="P1">SCSI SE</text:p>
          <draw:enhanced-geometry svg:viewBox="0 0 1000 958" draw:text-areas="0 959 1000 1048" draw:type="NonPrimitive" draw:enhanced-path="M 833 358 L 475 0 0 474 475 958 833 599 F N M 475 474 L 1000 474 F N"/>
        </draw:custom-shape>
        <draw:custom-shape draw:name="SCSIHVD" draw:style-name="BlackFill" draw:text-style-name="P2" draw:layer="layout" svg:width="1.32cm" svg:height="1.15cm" svg:x="1cm" svg:y="7cm">
          <text:p text:style-name="P1">SCSI HVD</text:p>
          <draw:enhanced-geometry svg:viewBox="0 0 1099 958" draw:text-areas="0 959 1099 1048" draw:type="NonPrimitive" draw:enhanced-path="M 1099 358 L 741 0 266 474 741 958 1099 599 F N M 741 474 L 1266 474 F N M 474 0 L 0 474 474 958 F N"/>
        </draw:custom-shape>
        <draw:custom-shape draw:name="Ethernet" draw:style-name="BlackFill" draw:text-style-name="P2" draw:layer="layout" svg:width="1.82cm" svg:height="1.475cm" svg:x="3cm" svg:y="1cm">
          <draw:glue-point draw:id="4" svg:x="0cm" svg:y="0cm" draw:align="top-left" draw:escape-direction="left"/>
          <draw:glue-point draw:id="5" svg:x="0cm" svg:y="0.875cm" draw:align="top-left" draw:escape-direction="right"/>
          <text:p text:style-name="P1">Ethernet</text:p>
          <draw:enhanced-geometry svg:viewBox="0 0 1000 810" draw:text-areas="0 470 1000 810" draw:type="NonPrimitive" draw:enhanced-path="M 235 0 L 0 235 235 470 F N M 765 0 L 1000 235 765 470 F N U 323 235 68 68 0 360 Z N U 500 235 68 68 0 360 Z N U 677 235 68 68 0 360 Z N"/>
        </draw:custom-shape>
        <draw:custom-shape draw:name="USB" draw:style-name="BlackFill" draw:text-style-name="P2" draw:layer="layout" svg:width="3.09cm" svg:height="1.35cm" svg:x="3cm" svg:y="3cm">
          <text:p text:style-name="P1">USB</text:p>
          <draw:enhanced-geometry svg:viewBox="0 0 1000 437" draw:text-areas="0 438 1000 529" draw:type="NonPrimitive" draw:enhanced-path="M 64 218 L 889 218 F N M 889 153 L 1000 218 889 283 Z N T 64 218 64 64 0 360 Z N M 381 218 Y 644 53 F N U 644 53 53 53 0 360 Z N M 517 218 Y 786 391 F N M 831 346 L 741 346 741 437 831 437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?"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8" draw:fill-hatch-name="Hatch_20_1" draw:fill-image-name="Bitmape_20_1" draw:auto-grow-height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MintGray" style:family="graphic" style:parent-style-name="standard">
      <style:graphic-properties draw:stroke-dash="Dash_20_2" draw:fill-color="#cccccc" draw:fill-gradient-name="Gradient_20_7" draw:fill-hatch-name="Hatch_20_1" draw:fill-image-name="Bitmape_20_1" draw:fill-image-width="0cm" draw:fill-image-height="0cm" draw:auto-grow-height="false"/>
    </style:style>
    <style:style style:name="BlackFill" style:family="graphic" style:parent-style-name="standard">
      <style:graphic-properties draw:stroke-dash="Dash_20_2" draw:fill-color="#000000" draw:fill-gradient-name="Gradient_20_7" draw:fill-hatch-name="Hatch_20_1" draw:fill-image-name="Bitmape_20_1" draw:fill-image-width="0cm" draw:fill-image-height="0cm" draw:auto-grow-height="false"/>
      <style:text-properties style:use-window-font-color="true" fo:font-family="Arial" style:font-family-generic="swiss" style:font-pitch="variable" fo:font-size="9pt" style:font-size-asian="9pt" style:font-size-complex="9pt" style:language-complex="none" style:country-complex="none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dc:title>Custom OO Shapes - http://www.lautman.net/mark/coo/index.html</dc:title>
    <dc:subject>Computer and Network Symbols</dc:subject>
    <meta:initial-creator>Mark Lautman</meta:initial-creator>
    <meta:creation-date>2006-03-28T15:50:15</meta:creation-date>
    <dc:creator>Mark Lautman</dc:creator>
    <dc:date>2006-05-07T15:27:24</dc:date>
    <dc:language>en-US</dc:language>
    <meta:editing-cycles>7</meta:editing-cycles>
    <meta:editing-duration>PT9M34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